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0010000000100000001D9E7FAF9D5F2FF47.png" manifest:media-type="image/png"/>
  <manifest:file-entry manifest:full-path="Pictures/1000039A0000001A0000001ADD37FB1A453D9282.svg" manifest:media-type="image/svg+xml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059" svg:font-family="C059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60eb5" officeooo:paragraph-rsid="00060eb5"/>
    </style:style>
    <style:style style:name="P2" style:family="paragraph" style:parent-style-name="Standard">
      <style:text-properties officeooo:rsid="00078bf5" officeooo:paragraph-rsid="00078bf5"/>
    </style:style>
    <style:style style:name="P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78bf5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bc38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d6e9" style:font-size-asian="11pt" style:font-size-complex="11pt"/>
    </style:style>
    <style:style style:name="P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78bf5" style:font-size-asian="11pt" style:font-size-complex="11pt"/>
    </style:style>
    <style:style style:name="P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bc38" style:font-size-asian="11pt" style:font-size-complex="11pt"/>
    </style:style>
    <style:style style:name="P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d6e9" style:font-size-asian="11pt" style:font-size-complex="11pt"/>
    </style:style>
    <style:style style:name="P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bc38" style:font-size-asian="11pt" style:font-size-complex="11pt"/>
    </style:style>
    <style:style style:name="P1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d6e9" style:font-size-asian="11pt" style:font-size-complex="11pt"/>
    </style:style>
    <style:style style:name="P1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d6e9" officeooo:paragraph-rsid="0008d6e9" style:font-size-asian="11pt" style:font-size-complex="11pt"/>
    </style:style>
    <style:style style:name="P1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9b1f6" officeooo:paragraph-rsid="0009b1f6" style:font-size-asian="11pt" style:font-size-complex="11pt"/>
    </style:style>
    <style:style style:name="P13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a9d33" officeooo:paragraph-rsid="0008d6e9" style:font-size-asian="11pt" style:font-size-complex="11pt"/>
    </style:style>
    <style:style style:name="P14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c117d" officeooo:paragraph-rsid="000c117d" style:font-size-asian="11pt" style:font-size-complex="11pt"/>
    </style:style>
    <style:style style:name="P15" style:family="paragraph" style:parent-style-name="Standard">
      <style:text-properties fo:font-variant="normal" fo:text-transform="none" fo:color="#202122" loext:opacity="100%" style:font-name="ARial" fo:font-size="12pt" fo:letter-spacing="normal" fo:font-style="normal" fo:font-weight="normal" officeooo:rsid="00078bf5" officeooo:paragraph-rsid="00078bf5" style:font-size-asian="11pt" style:font-size-complex="11pt"/>
    </style:style>
    <style:style style:name="P16" style:family="paragraph" style:parent-style-name="Standard">
      <style:text-properties fo:font-variant="normal" fo:text-transform="none" fo:color="#202122" loext:opacity="100%" style:font-name="Liberation Mono" fo:font-size="11pt" fo:letter-spacing="normal" fo:font-style="normal" fo:font-weight="normal" officeooo:rsid="00078bf5" officeooo:paragraph-rsid="0008d6e9" style:font-size-asian="11pt" style:font-style-asian="normal" style:font-weight-asian="normal" style:font-size-complex="11pt"/>
    </style:style>
    <style:style style:name="P1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a9d33" officeooo:paragraph-rsid="000a9d33" style:font-size-asian="11pt" style:font-size-complex="11pt"/>
    </style:style>
    <style:style style:name="P1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e7910" officeooo:paragraph-rsid="000e7910" style:font-size-asian="11pt" style:font-size-complex="11pt"/>
    </style:style>
    <style:style style:name="P1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e7910" style:font-size-asian="11pt" style:font-size-complex="11pt"/>
    </style:style>
    <style:style style:name="P2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e7910" style:font-size-asian="11pt" style:font-size-complex="11pt"/>
    </style:style>
    <style:style style:name="P21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e7910" style:font-size-asian="11pt" style:font-size-complex="11pt"/>
    </style:style>
    <style:style style:name="P22" style:family="paragraph" style:parent-style-name="Table_20_Contents">
      <style:text-properties style:font-name="sans-serif" fo:font-size="10.5pt" style:font-size-asian="11pt" style:font-size-complex="11pt"/>
    </style:style>
    <style:style style:name="P23" style:family="paragraph" style:parent-style-name="Table_20_Contents">
      <style:text-properties style:font-name="sans-serif" fo:font-size="10.5pt" fo:font-weight="bold" style:font-size-asian="11pt" style:font-weight-asian="bold" style:font-size-complex="11pt" style:font-weight-complex="bold"/>
    </style:style>
    <style:style style:name="P24" style:family="paragraph" style:parent-style-name="Table_20_Heading">
      <style:text-properties style:font-name="sans-serif" fo:font-size="10.5pt" officeooo:rsid="0010dd2f" officeooo:paragraph-rsid="0010dd2f" style:font-size-asian="11pt" style:font-size-complex="11pt"/>
    </style:style>
    <style:style style:name="P25" style:family="paragraph" style:parent-style-name="Table_20_Heading">
      <style:text-properties style:font-name="sans-serif" fo:font-size="10.5pt" fo:font-weight="normal" officeooo:rsid="0010dd2f" officeooo:paragraph-rsid="0010dd2f" style:font-size-asian="11pt" style:font-weight-asian="normal" style:font-size-complex="11pt" style:font-weight-complex="normal"/>
    </style:style>
    <style:style style:name="T1" style:family="text">
      <style:text-properties officeooo:rsid="0008bc38"/>
    </style:style>
    <style:style style:name="T2" style:family="text">
      <style:text-properties officeooo:rsid="0008d6e9"/>
    </style:style>
    <style:style style:name="T3" style:family="text">
      <style:text-properties style:font-name="C05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olhemos o setpoint sei lá qual</text:p>
      <text:p text:style-name="P1"/>
      <text:p text:style-name="P2">Método da tangente: </text:p>
      <text:p text:style-name="P2"/>
      <text:p text:style-name="P2"/>
      <text:p text:style-name="P2">k = 5</text:p>
      <text:p text:style-name="P2"/>
      <text:p text:style-name="P2">p1 = 12.4</text:p>
      <text:p text:style-name="P2">p2 = 173</text:p>
      <text:p text:style-name="P2"/>
      <text:p text:style-name="P3">θ = 12.4</text:p>
      <text:p text:style-name="P15"><draw:frame draw:style-name="fr1" draw:name="Image1" text:anchor-type="as-char" svg:width="0.041cm" svg:height="0.041cm" draw:z-index="0"><draw:image xlink:href="Pictures/1000039A0000001A0000001ADD37FB1A453D9282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tau</svg:title></draw:frame></text:p>
      <text:p text:style-name="P6">τ = 173 – 12.4 = 160.6</text:p>
      <text:p text:style-name="P6"/>
      <text:p text:style-name="P6">tf = 5 * e^-12.4/ 160.6S + 1 </text:p>
      <text:p text:style-name="P6"/>
      <text:p text:style-name="P9">Método Smith</text:p>
      <text:p text:style-name="P9"/>
      <text:p text:style-name="P9">Valores úteis:</text:p>
      <text:p text:style-name="P9"/>
      <text:p text:style-name="P9">63.2% de 5 = 3.16</text:p>
      <text:p text:style-name="P9">28.3% de 5 = 1.415</text:p>
      <text:p text:style-name="P9"/>
      <text:p text:style-name="P9">t1 = 60.6</text:p>
      <text:p text:style-name="P9">t2 = 158</text:p>
      <text:p text:style-name="P9"/>
      <text:p text:style-name="P9">k = 5</text:p>
      <text:p text:style-name="P7">τ <text:span text:style-name="T1">= 1.5(158 – 60.6) = 146.1</text:span></text:p>
      <text:p text:style-name="P4">θ <text:span text:style-name="T1">= 158 – 146.1 = 11,9</text:span></text:p>
      <text:p text:style-name="P4"/>
      <text:p text:style-name="P7">tf = 5 * e^-1<text:span text:style-name="T1">1</text:span>.<text:span text:style-name="T1">9</text:span>/ 1<text:span text:style-name="T1">46.1</text:span>S + 1</text:p>
      <text:p text:style-name="P4"/>
      <text:p text:style-name="P7"/>
      <text:p text:style-name="P11">Escolhemos o método Smith porque é o mais top e usaremos esses parametros:</text:p>
      <text:p text:style-name="P10">k = 5</text:p>
      <text:p text:style-name="P8">τ <text:span text:style-name="T1">= 146.1</text:span></text:p>
      <text:p text:style-name="P5">θ <text:span text:style-name="T2">= </text:span><text:span text:style-name="T1">11,9</text:span></text:p>
      <text:p text:style-name="P8">tf = 5 * e^-1<text:span text:style-name="T1">1</text:span>.<text:span text:style-name="T1">9</text:span>/ 1<text:span text:style-name="T1">46.1</text:span>S + 1</text:p>
      <text:p text:style-name="P8"/>
      <text:p text:style-name="P14">Escolhendo o Setpoint de valor 4 temos: </text:p>
      <text:p text:style-name="P14"/>
      <text:p text:style-name="P14">Calculo do erro em malha aberta</text:p>
      <text:p text:style-name="P14"/>
      <text:p text:style-name="P14">E(inf) = k – SP = 5 – 4 = 1</text:p>
      <text:p text:style-name="P8"/>
      <text:p text:style-name="P14">Calculo do erro em malha fechada: </text:p>
      <text:p text:style-name="P16"/>
      <text:p text:style-name="P16"><text:soft-page-break/><draw:frame draw:style-name="fr3" draw:name="Object1" text:anchor-type="as-char" svg:y="-6.863cm" svg:width="5.505cm" svg:height="13.60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13"/>
      <text:p text:style-name="P12">SP = Degrau escolhido </text:p>
      <text:p text:style-name="P12">FT = Função de transferencia</text:p>
      <text:p text:style-name="P12"/>
      <text:p text:style-name="P17"/>
      <text:p text:style-name="P18">5) Calculado controlador, técnicas IMC e CHR com</text:p>
      <text:p text:style-name="P18"/>
      <text:p text:style-name="P18"/>
      <text:p text:style-name="P18">a) IMC</text:p>
      <text:p text:style-name="P18"/>
      <text:p text:style-name="P20">k = 5</text:p>
      <text:p text:style-name="P19">τ <text:span text:style-name="T1">= 146.1</text:span></text:p>
      <text:p text:style-name="P21">θ <text:span text:style-name="T2">= </text:span><text:span text:style-name="T1">11,9</text:span></text:p>
      <text:p text:style-name="P19"><draw:frame draw:style-name="fr2" draw:name="Object2" text:anchor-type="as-char" svg:y="-0.755cm" svg:width="5.902cm" svg:height="1.35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8">Valor escolhido para <text:span text:style-name="T3">λ é de 22</text:span></text:p>
      <text:p text:style-name="P18"><text:span text:style-name="T3"/></text:p>
      <text:p text:style-name="P18"><text:span text:style-name="T3">Cálculos: </text:span></text:p>
      <text:p text:style-name="P18"><text:span text:style-name="T3"/></text:p>
      <text:p text:style-name="P18"><text:span text:style-name="T3"><draw:frame draw:style-name="fr2" draw:name="Object3" text:anchor-type="as-char" svg:y="-0.619cm" svg:width="9.103cm" svg:height="1.037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8"><text:span text:style-name="T3"><draw:frame draw:style-name="fr2" draw:name="Object4" text:anchor-type="as-char" svg:y="-0.619cm" svg:width="8.112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8"><text:soft-page-break/><text:span text:style-name="T3"><draw:frame draw:style-name="fr2" draw:name="Object5" text:anchor-type="as-char" svg:y="-0.619cm" svg:width="8.257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8"><text:span text:style-name="T3"><draw:frame draw:style-name="fr2" draw:name="Object6" text:anchor-type="as-char" svg:y="-0.619cm" svg:width="5.015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8"><text:span text:style-name="T3"><draw:frame draw:style-name="fr2" draw:name="Object7" text:anchor-type="as-char" svg:y="-0.377cm" svg:width="6.085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8"><text:span text:style-name="T3"/></text:p>
      <text:p text:style-name="P18"><text:span text:style-name="T3"/></text:p>
      <table:table table:name="Table1" table:style-name="Table1">
        <table:table-column table:style-name="Table1.A" table:number-columns-repeated="4"/>
        <table:table-header-rows>
          <table:table-row table:style-name="TableLine94641173212752">
            <table:table-cell table:style-name="Table1.A1" office:value-type="string">
              <text:p text:style-name="P24">PID</text:p>
            </table:table-cell>
            <table:table-cell table:style-name="Table1.A1" office:value-type="string">
              <text:p text:style-name="P24">Kp</text:p>
            </table:table-cell>
            <table:table-cell table:style-name="Table1.A1" office:value-type="string">
              <text:p text:style-name="P24">Ti</text:p>
            </table:table-cell>
            <table:table-cell table:style-name="Table1.D1" office:value-type="string">
              <text:p text:style-name="P24">Td</text:p>
            </table:table-cell>
          </table:table-row>
        </table:table-header-rows>
        <table:table-row table:style-name="TableLine94641173212752">
          <table:table-cell table:style-name="Table1.A2" office:value-type="string">
            <text:p text:style-name="P25">IMC</text:p>
          </table:table-cell>
          <table:table-cell table:style-name="Table1.A2" office:value-type="string">
            <text:p text:style-name="P25">1,088</text:p>
          </table:table-cell>
          <table:table-cell table:style-name="Table1.A2" office:value-type="string">
            <text:p text:style-name="P25">152,15</text:p>
          </table:table-cell>
          <table:table-cell table:style-name="Table1.D2" office:value-type="string">
            <text:p text:style-name="P25">5,717</text:p>
          </table:table-cell>
        </table:table-row>
        <table:table-row table:style-name="TableLine94641173212752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</table:table>
      <text:p text:style-name="P1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059" svg:font-family="C059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9:49:20.651226401</meta:creation-date>
    <dc:date>2022-09-20T11:15:03.579689299</dc:date>
    <meta:editing-duration>PT9H27M22S</meta:editing-duration>
    <meta:editing-cycles>3</meta:editing-cycles>
    <meta:generator>LibreOffice/7.2.7.2$Linux_X86_64 LibreOffice_project/20$Build-2</meta:generator>
    <meta:document-statistic meta:table-count="1" meta:image-count="1" meta:object-count="7" meta:page-count="3" meta:paragraph-count="52" meta:word-count="181" meta:character-count="745" meta:non-whitespace-character-count="598"/>
  </office:meta>
</office:document-meta>
</file>

<file path=Object 1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i mathvariant="italic">PV</mi>
              </mrow>
            </mrow>
          </mrow>
        </mtd>
      </mtr>
      <mtr>
        <mtd>
          <mrow>
            <mrow>
              <mi mathvariant="italic">PV</mi>
              <mo stretchy="false">=</mo>
              <mrow>
                <mi mathvariant="italic">FT</mi>
                <mo stretchy="false">∗</mo>
                <mi>E</mi>
              </mrow>
            </mrow>
            <mrow>
              <mo fence="true" form="prefix" stretchy="false">(</mo>
              <mrow>
                <mi>s</mi>
              </mrow>
              <mo fence="true" form="postfix" stretchy="false">)</mo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/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frac>
                        <mi mathvariant="italic">SP</mi>
                        <mi>S</mi>
                      </mfrac>
                      <mo stretchy="false">∗</mo>
                      <mi>S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i mathvariant="italic">SP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i mathvariant="italic">FT</mi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5</mn>
                                    <mo stretchy="false">∗</mo>
                                    <msup>
                                      <mi>e</mi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stretchy="false">−</mo>
                                              <mn>11.9</mn>
                                            </mrow>
                                            <mi>s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n>146.5</mn>
                                    <mrow>
                                      <mi>S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frac>
                          <mrow>
                            <mn>5</mn>
                            <mo stretchy="false">∗</mo>
                            <msup>
                              <mi>e</mi>
                              <mn>0</mn>
                            </msup>
                          </mrow>
                          <mrow>
                            <mn>0</mn>
                            <mo stretchy="false">+</mo>
                            <mn>1</mn>
                          </mrow>
                        </mfrac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row>
                      <mo fence="true" form="prefix" stretchy="false">(</mo>
                      <mrow>
                        <mfrac>
                          <mrow>
                            <mn>5</mn>
                            <mo stretchy="false">∗</mo>
                            <mn>1</mn>
                          </mrow>
                          <mn>1</mn>
                        </mfrac>
                      </mrow>
                      <mo fence="true" form="postfix" stretchy="false">)</mo>
                    </mrow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n>5</mn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n>4</mn>
                  <mn>6</mn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n>0,6667</mn>
            </mrow>
          </mrow>
        </mtd>
      </mtr>
    </mtable>
    <annotation encoding="StarMath 5.0">E(s) = SP - PV newline
PV = FT * E(s) newline
E(s) = SP - (FT * E(s)) newline
E(s) + (FT*E(s)) = SP newline
E(s) * (1 + FT) = SP newline
E(s) = SP / (1 + FT) newline

E( %infinite ) = lim from{s-&gt;0}  ({SP} over {S} * S * ({1} over {1 + FT}) )  newline

E( %infinite ) = lim from{s-&gt;0}  (SP * ({1} over {1 + FT})) newline

E( %infinite ) = lim from{s-&gt;0}  (SP over {1 + FT} ) newline

E( %infinite ) = lim from{s-&gt;0}  (SP over {1 + ((5 * e^(-11.9s)) over (146.5S + 1))} ) newline

E( %infinite ) = lim from{s-&gt;0}  (SP over {1 + {{5 * e^0} over {0 + 1}}} ) newline

E( %infinite ) = lim from{s-&gt;0}  {SP over {1 + ({5 *1} over 1)} } newline

E( %infinite ) = lim from{s-&gt;0}  {SP over {1 + 5 } } newline

E( %infinite ) = lim from{s-&gt;0}  {{4} over {6}}  newline

E ( %infinite ) = 0,6667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frac>
                <mi>λ</mi>
                <mi>θ</mi>
              </mfrac>
              <mo stretchy="false">&gt;</mo>
              <mn>1.7</mn>
            </mrow>
            <mo stretchy="false">→</mo>
            <mrow>
              <mi>λ</mi>
              <mo stretchy="false">&gt;</mo>
              <mrow>
                <mn>1.7</mn>
                <mo stretchy="false">∗</mo>
                <mi>θ</mi>
              </mrow>
            </mrow>
            <mrow/>
            <mo stretchy="false">→</mo>
            <mrow>
              <mi>λ</mi>
              <mo stretchy="false">&gt;</mo>
              <mrow>
                <mn>1.7</mn>
                <mo stretchy="false">∗</mo>
                <mn>11.9</mn>
              </mrow>
            </mrow>
          </mrow>
        </mtd>
      </mtr>
      <mtr>
        <mtd>
          <mrow>
            <mi>λ</mi>
            <mo stretchy="false">&gt;</mo>
            <mn>20,23</mn>
          </mrow>
        </mtd>
      </mtr>
    </mtable>
    <annotation encoding="StarMath 5.0">frac %lambda  {θ} &gt; 1.7 -&gt; %lambda &gt; 1.7 * %theta { } -&gt; %lambda &gt; 1.7 * 11.9 newline
%lambda &gt; 20,23 
</annotation>
  </semantics>
</math>
</file>

<file path=Object 3/content.xml><?xml version="1.0" encoding="utf-8"?>
<math xmlns="http://www.w3.org/1998/Math/MathML" display="block">
  <semantics>
    <mrow>
      <mrow>
        <mi mathvariant="italic">Kp</mi>
        <mo stretchy="false">=</mo>
        <mfrac>
          <mrow>
            <mrow>
              <mn>2</mn>
              <mo stretchy="false">∗</mo>
              <mi>τ</mi>
            </mrow>
            <mo stretchy="false">+</mo>
            <mi>θ</mi>
          </mrow>
          <mrow>
            <mi>K</mi>
            <mo stretchy="false">∗</mo>
            <mrow>
              <mo fence="true" form="prefix" stretchy="false">(</mo>
              <mrow>
                <mrow>
                  <mn>2</mn>
                  <mrow>
                    <mi>λ</mi>
                    <mo stretchy="false">+</mo>
                    <mi>θ</mi>
                  </mrow>
                </mrow>
              </mrow>
              <mo fence="true" form="postfix" stretchy="false">)</mo>
            </mrow>
          </mrow>
        </mfrac>
      </mrow>
      <mo stretchy="false">→</mo>
      <mfrac>
        <mrow>
          <mrow>
            <mn>2</mn>
            <mo stretchy="false">∗</mo>
            <mn>146.1</mn>
          </mrow>
          <mo stretchy="false">+</mo>
          <mn>11.9</mn>
        </mrow>
        <mrow>
          <mn>5</mn>
          <mo stretchy="false">∗</mo>
          <mrow>
            <mo fence="true" form="prefix" stretchy="false">(</mo>
            <mrow>
              <mrow>
                <mrow>
                  <mn>2</mn>
                  <mo stretchy="false">∗</mo>
                  <mn>22</mn>
                </mrow>
                <mo stretchy="false">+</mo>
                <mn>11.9</mn>
              </mrow>
            </mrow>
            <mo fence="true" form="postfix" stretchy="false">)</mo>
          </mrow>
        </mrow>
      </mfrac>
      <mo stretchy="false">→</mo>
      <mfrac>
        <mn>304.1</mn>
        <mn>279.5</mn>
      </mfrac>
      <mo stretchy="false">→</mo>
      <mn>1,088</mn>
    </mrow>
    <annotation encoding="StarMath 5.0">Kp = frac {2*%tau + %theta} {K * (2 %lambda + %theta)} -&gt;  frac {2* 146.1 + 11.9} {5 * (2 * 22 + 11.9)} -&gt; frac {304.1} {279.5} -&gt; 1,088</annotation>
  </semantics>
</math>
</file>

<file path=Object 4/content.xml><?xml version="1.0" encoding="utf-8"?>
<math xmlns="http://www.w3.org/1998/Math/MathML" display="block">
  <semantics>
    <mrow>
      <mrow>
        <mi mathvariant="italic">Ti</mi>
        <mo stretchy="false">=</mo>
        <mrow>
          <mi>τ</mi>
          <mo stretchy="false">+</mo>
          <mfrac>
            <mi>θ</mi>
            <mn>2</mn>
          </mfrac>
        </mrow>
      </mrow>
      <mo stretchy="false">→</mo>
      <mrow>
        <mn>146.1</mn>
        <mo stretchy="false">+</mo>
        <mfrac>
          <mn>11.9</mn>
          <mn>2</mn>
        </mfrac>
      </mrow>
      <mo stretchy="false">→</mo>
      <mrow>
        <mn>146,2</mn>
        <mo stretchy="false">+</mo>
        <mn>5,96</mn>
      </mrow>
      <mo stretchy="false">→</mo>
      <mn>152,15</mn>
    </mrow>
    <annotation encoding="StarMath 5.0">Ti = %tau + frac %theta 2 -&gt; 146.1 + frac 11.9 2 -&gt; 146,2 + 5,96 -&gt; 152,15</annotation>
  </semantics>
</math>
</file>

<file path=Object 5/content.xml><?xml version="1.0" encoding="utf-8"?>
<math xmlns="http://www.w3.org/1998/Math/MathML" display="block">
  <semantics>
    <mrow>
      <mrow>
        <mi mathvariant="italic">Td</mi>
        <mo stretchy="false">=</mo>
        <mfrac>
          <mrow>
            <mi>τ</mi>
            <mo stretchy="false">∗</mo>
            <mi>θ</mi>
          </mrow>
          <mrow>
            <mn>2</mn>
            <mrow>
              <mi>τ</mi>
              <mo stretchy="false">+</mo>
              <mi>θ</mi>
            </mrow>
          </mrow>
        </mfrac>
      </mrow>
      <mo stretchy="false">→</mo>
      <mfrac>
        <mrow>
          <mn>146,1</mn>
          <mo stretchy="false">∗</mo>
          <mn>11,9</mn>
        </mrow>
        <mrow>
          <mrow>
            <mn>2</mn>
            <mo stretchy="false">∗</mo>
            <mn>146,1</mn>
          </mrow>
          <mo stretchy="false">+</mo>
          <mn>11,9</mn>
        </mrow>
      </mfrac>
      <mo stretchy="false">→</mo>
      <mfrac>
        <mn>1738,59</mn>
        <mn>304,1</mn>
      </mfrac>
      <mo stretchy="false">→</mo>
      <mn>5,717</mn>
    </mrow>
    <annotation encoding="StarMath 5.0">Td = frac %tau * %theta {2%tau + %theta} -&gt; frac 146,1 * 11,9 {2*146,1 + 11,9}  -&gt; frac 1738,59 304,1 -&gt; 5,717 </annotation>
  </semantics>
</math>
</file>

<file path=Object 6/content.xml><?xml version="1.0" encoding="utf-8"?>
<math xmlns="http://www.w3.org/1998/Math/MathML" display="block">
  <semantics>
    <mrow>
      <mrow>
        <mi mathvariant="italic">Ki</mi>
        <mo stretchy="false">=</mo>
        <mfrac>
          <mi mathvariant="italic">Kp</mi>
          <mi mathvariant="italic">Ti</mi>
        </mfrac>
      </mrow>
      <mo stretchy="false">→</mo>
      <mfrac>
        <mn>1,088</mn>
        <mn>152,15</mn>
      </mfrac>
      <mo stretchy="false">→</mo>
      <mn>0,00715</mn>
    </mrow>
    <annotation encoding="StarMath 5.0">Ki = frac Kp Ti -&gt; frac 1,088 152,15 -&gt; 0,00715
 </annotation>
  </semantics>
</math>
</file>

<file path=Object 7/content.xml><?xml version="1.0" encoding="utf-8"?>
<math xmlns="http://www.w3.org/1998/Math/MathML" display="block">
  <semantics>
    <mrow>
      <mrow>
        <mi mathvariant="italic">Kd</mi>
        <mo stretchy="false">=</mo>
        <mrow>
          <mi mathvariant="italic">Kp</mi>
          <mo stretchy="false">∗</mo>
          <mi mathvariant="italic">Td</mi>
        </mrow>
      </mrow>
      <mo stretchy="false">→</mo>
      <mrow>
        <mn>1,088</mn>
        <mo stretchy="false">∗</mo>
        <mn>5,717</mn>
      </mrow>
      <mo stretchy="false">→</mo>
      <mn>6,22</mn>
    </mrow>
    <annotation encoding="StarMath 5.0">Kd = Kp * Td -&gt; 1,088 * 5,717 -&gt; 6,22</annotation>
  </semantics>
</math>
</file>